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Body_20_Text_20_2">
      <style:text-properties fo:font-size="11pt" style:font-size-asian="11pt"/>
    </style:style>
    <style:style style:name="P2" style:family="paragraph" style:parent-style-name="Body_20_Text_20_3">
      <style:paragraph-properties fo:line-height="115%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P6" style:family="paragraph" style:parent-style-name="Standard">
      <style:paragraph-properties fo:margin-left="13.757cm" fo:margin-right="-0.004cm" fo:text-align="center" style:justify-single-word="false" fo:text-indent="1.251cm" style:auto-text-indent="false"/>
    </style:style>
    <style:style style:name="P7" style:family="paragraph" style:parent-style-name="Standard">
      <style:paragraph-properties fo:margin-right="2.501cm" fo:line-height="150%" fo:text-align="end" style:justify-single-word="false"/>
    </style:style>
    <style:style style:name="P8" style:family="paragraph" style:parent-style-name="Standard">
      <style:paragraph-properties fo:line-height="150%" fo:text-align="end" style:justify-single-word="false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056877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margin-right="0.997cm" fo:text-align="end" style:justify-single-word="false"/>
    </style:style>
    <style:style style:name="P12" style:family="paragraph" style:parent-style-name="Standard">
      <style:text-properties fo:font-size="7pt" style:font-size-asian="7pt"/>
    </style:style>
    <style:style style:name="P13" style:family="paragraph" style:parent-style-name="Standard">
      <style:text-properties fo:font-size="9pt" style:font-size-asian="9pt"/>
    </style:style>
    <style:style style:name="P14" style:family="paragraph" style:parent-style-name="Standard">
      <style:paragraph-properties fo:text-align="justify" style:justify-single-word="false"/>
      <style:text-properties fo:font-size="6pt" style:font-size-asian="6pt"/>
    </style:style>
    <style:style style:name="P15" style:family="paragraph" style:parent-style-name="Standard">
      <style:paragraph-properties fo:text-align="justify" style:justify-single-word="false"/>
    </style:style>
    <style:style style:name="P16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17" style:family="paragraph" style:parent-style-name="Standard">
      <style:paragraph-properties fo:text-align="justify" style:justify-single-word="false"/>
      <style:text-properties fo:font-size="11pt" style:font-size-asian="11pt"/>
    </style:style>
    <style:style style:name="P18" style:family="paragraph" style:parent-style-name="Standard">
      <style:paragraph-properties fo:text-align="justify" style:justify-single-word="false"/>
      <style:text-properties fo:font-size="11pt" style:text-underline-style="solid" style:text-underline-width="auto" style:text-underline-color="font-color" style:font-size-asian="11pt" style:font-size-complex="11pt"/>
    </style:style>
    <style:style style:name="P19" style:family="paragraph" style:parent-style-name="Standard">
      <style:paragraph-properties fo:line-height="0.529cm" fo:text-align="justify" style:justify-single-word="false"/>
    </style:style>
    <style:style style:name="P20" style:family="paragraph" style:parent-style-name="Standard">
      <style:paragraph-properties fo:text-align="justify" style:justify-single-word="false"/>
      <style:text-properties fo:font-style="italic" fo:font-weight="bold" style:font-style-asian="italic" style:font-weight-asian="bold"/>
    </style:style>
    <style:style style:name="P21" style:family="paragraph" style:parent-style-name="Обычный2">
      <style:paragraph-properties fo:orphans="2" fo:widows="2"/>
      <style:text-properties fo:font-size="7pt" style:font-size-asian="7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 fo:background-color="#ffff00"/>
    </style:style>
    <style:style style:name="T4" style:family="text">
      <style:text-properties fo:font-weight="bold" officeooo:rsid="00056877" style:font-weight-asian="bold"/>
    </style:style>
    <style:style style:name="T5" style:family="text">
      <style:text-properties fo:font-size="8pt" style:font-size-asian="8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7pt" style:font-size-asian="7pt"/>
    </style:style>
    <style:style style:name="T8" style:family="text">
      <style:text-properties fo:font-size="18pt" fo:letter-spacing="0.176cm" fo:font-weight="bold" style:font-size-asian="18pt" style:font-weight-asian="bold"/>
    </style:style>
    <style:style style:name="T9" style:family="text">
      <style:text-properties fo:font-size="18pt" fo:font-weight="bold" style:font-size-asian="18pt" style:font-weight-asian="bold"/>
    </style:style>
    <style:style style:name="T10" style:family="text">
      <style:text-properties fo:font-size="16pt" fo:font-weight="bold" style:font-size-asian="16pt" style:font-weight-asian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9pt" style:font-size-asian="9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background-color="#ffff00"/>
    </style:style>
    <style:style style:name="T15" style:family="text">
      <style:text-properties fo:font-size="10pt" style:font-size-asian="10pt"/>
    </style:style>
    <style:style style:name="T16" style:family="text">
      <style:text-properties fo:font-size="6pt" style:font-size-asian="6pt"/>
    </style:style>
    <style:style style:name="T17" style:family="text">
      <style:text-properties fo:font-size="11pt" style:font-size-asian="11pt"/>
    </style:style>
    <style:style style:name="T18" style:family="text">
      <style:text-properties fo:font-size="11pt" style:font-size-asian="11pt" style:font-size-complex="11pt"/>
    </style:style>
    <style:style style:name="T19" style:family="text">
      <style:text-properties fo:font-size="11pt" style:text-underline-style="solid" style:text-underline-width="auto" style:text-underline-color="font-color" style:font-size-asian="11pt" style:font-size-complex="11pt"/>
    </style:style>
    <style:style style:name="T20" style:family="text">
      <style:text-properties fo:font-style="normal" fo:font-weight="normal" style:font-style-asian="normal" style:font-weight-asian="normal" style:font-style-complex="italic" style:font-weight-complex="bold"/>
    </style:style>
    <style:style style:name="T21" style:family="text">
      <style:text-properties fo:font-style="normal" fo:font-weight="normal" style:font-style-asian="normal" style:font-weight-asian="normal" style:font-style-complex="italic" style:font-weight-complex="bold" fo:background-color="#ffff00"/>
    </style:style>
    <style:style style:name="T22" style:family="text">
      <style:text-properties fo:font-style="italic" fo:font-weight="bold" style:font-style-asian="italic" style:font-weight-asian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style:font-style-asian="italic" style:font-weight-asian="bold" style:font-style-complex="italic" style:font-weight-complex="bold" fo:background-color="#ffff00"/>
    </style:style>
    <style:style style:name="T25" style:family="text">
      <style:text-properties style:text-underline-style="solid" style:text-underline-width="auto" style:text-underline-color="font-color" fo:background-color="#ffff00"/>
    </style:style>
    <style:style style:name="T26" style:family="text">
      <style:text-properties style:text-underline-style="solid" style:text-underline-width="auto" style:text-underline-color="font-color" fo:font-weight="bold" style:font-weight-asian="bold" style:font-weight-complex="bold" fo:background-color="#ffff00"/>
    </style:style>
    <style:style style:name="T27" style:family="text">
      <style:text-properties officeooo:rsid="00056877"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/>
      <text:p text:style-name="P4" loext:marker-style-name="T1"><text:span text:style-name="T1">Министерство науки и высшего образования Российской Федерации</text:span><text:span text:style-name="T1"/></text:p>
      <text:p text:style-name="P4" loext:marker-style-name="T1"><text:span text:style-name="T1">Федеральное государственное бюджетное образовательное учреждение </text:span><text:span text:style-name="T1"/></text:p>
      <text:p text:style-name="P4" loext:marker-style-name="T1"><text:span text:style-name="T1">высшего образования</text:span><text:span text:style-name="T1"/></text:p>
      <text:p text:style-name="P4" loext:marker-style-name="T1"><text:span text:style-name="T1">«Московский государственный технический университет имени Н.Э. Баумана</text:span><text:span text:style-name="T1"/></text:p>
      <text:p text:style-name="P4" loext:marker-style-name="T1"><text:span text:style-name="T1">(национальный исследовательский университет)»</text:span><text:span text:style-name="T1"/></text:p>
      <text:p text:style-name="P5" loext:marker-style-name="T1"><text:span text:style-name="T1"><text:s/>(МГТУ им. Н.Э. Баумана)</text:span><text:span text:style-name="T1"/></text:p>
      <text:p text:style-name="P3" loext:marker-style-name="T1"/>
      <text:p text:style-name="P7">УТВЕРЖДАЮ</text:p>
      <text:p text:style-name="P10">Заведующий кафедрой ___ИУ6__</text:p>
      <text:p text:style-name="P6" loext:marker-style-name="T6"><text:span text:style-name="T6">(Индекс)</text:span><text:span text:style-name="T6"/></text:p>
      <text:p text:style-name="P10">____________ <text:s/>А.В. Пролетарский</text:p>
      <text:p text:style-name="P6" loext:marker-style-name="T6"><text:span text:style-name="T6">(И.О. Фамилия)</text:span><text:span text:style-name="T6"/></text:p>
      <text:p text:style-name="P8">« ___ » ____________ 2025 г.</text:p>
      <text:p text:style-name="P21" loext:marker-style-name="T7"/>
      <text:p text:style-name="P4" loext:marker-style-name="T9"><text:span text:style-name="T8">ЗАДАНИЕ</text:span><text:span text:style-name="T8"/></text:p>
      <text:p text:style-name="P4" loext:marker-style-name="T10"><text:span text:style-name="T10">на выполнение курсовой работы</text:span><text:span text:style-name="T10"/></text:p>
      <text:p text:style-name="P12" loext:marker-style-name="T7"/>
      <text:p text:style-name="Standard">по дисциплине ____<text:span text:style-name="T11">Базы данных</text:span>_________________</text:p>
      <text:p text:style-name="P13" loext:marker-style-name="T12"/>
      <text:p text:style-name="Standard">Студент группы ____ИУ6-4<text:span text:style-name="T27">5</text:span>_____</text:p>
      <text:p text:style-name="P12" loext:marker-style-name="T7"/>
      <text:p text:style-name="Standard">___________________<text:span text:style-name="T14"> </text:span><text:span text:style-name="T27">Хаялиев Раниль Рустемович</text:span>___________________________________</text:p>
      <text:p text:style-name="P4" loext:marker-style-name="T15"><text:span text:style-name="T15">(Фамилия, имя, отчество)</text:span><text:span text:style-name="T15"/></text:p>
      <text:p text:style-name="P14" loext:marker-style-name="T16"/>
      <text:p text:style-name="P15">Тема курсовой работы ____<text:span text:style-name="T14">Название темы</text:span>___________________________________________</text:p>
      <text:p text:style-name="P15">________________________________________________________________________________</text:p>
      <text:p text:style-name="P15">________________________________________________________________________________</text:p>
      <text:p text:style-name="P16" loext:marker-style-name="T5"/>
      <text:p text:style-name="P9">Направленность КР (учебная, исследовательская, практическая, производственная, др.)</text:p>
      <text:p text:style-name="P9">_<text:span text:style-name="T23">учебная</text:span>________________________________________________________________________</text:p>
      <text:p text:style-name="P15">Источник тематики (кафедра, предприятие, НИР) ____<text:span text:style-name="T24">кафедра</text:span>_______________________</text:p>
      <text:p text:style-name="P17" loext:marker-style-name="T17"/>
      <text:p text:style-name="P19">График выполнения КР: <text:s text:c="4"/>25% к 4 нед., 50% к 7 нед., 75% к 11 нед., 100% к 14 нед.</text:p>
      <text:p text:style-name="P1" loext:marker-style-name="T17"/>
      <text:p text:style-name="P2">Техническое задание </text:p>
      <text:p text:style-name="P2" loext:marker-style-name="T20"><text:span text:style-name="T20">Необходимо разработать базу данных </text:span><text:span text:style-name="T21">«Название темы»,</text:span><text:span text:style-name="T20"> содержащую не менее 7 связных таблиц. Основная сущность должна содержать не менее 1 млн. записей, остальные не менее 100 записей. Разработать инфологическую и даталогическую модель базы данных. В базе данных должно быть разработано не менее 7 сложных/вложенных запросов. В одном из запросов реализовать возможность его формирования по условию преподавателя.</text:span></text:p>
      <text:p text:style-name="P20" loext:marker-style-name="T22"/>
      <text:p text:style-name="P15" loext:marker-style-name="T22"><text:span text:style-name="T22">Оформление курсовой работы:</text:span><text:span text:style-name="T22"/></text:p>
      <text:p text:style-name="P15">Расчетно-пояснительная записка (РПЗ) на не менее 25 листах формата А4.</text:p>
      <text:p text:style-name="P16" loext:marker-style-name="T5"/>
      <text:p text:style-name="P15">Дата выдачи задания «07» февраля 2025 г.</text:p>
      <text:p text:style-name="P15"/>
      <text:p text:style-name="Standard"><text:span text:style-name="T1">Руководитель курсовой работы<text:tab/><text:tab/></text:span><text:tab/>_________________ <text:s/>___<text:span text:style-name="T26">М.А. Скворцова</text:span>___</text:p>
      <text:p text:style-name="P11" loext:marker-style-name="T13"><text:span text:style-name="T13">(Подпись, дата) <text:s text:c="28"/>(И.О. Фамилия) <text:s text:c="11"/></text:span><text:span text:style-name="T13"/></text:p>
      <text:p text:style-name="Standard" loext:marker-style-name="T1"><text:span text:style-name="T1">Студент<text:tab/><text:tab/><text:tab/><text:tab/><text:tab/><text:tab/>_________________ <text:s/>___</text:span><text:span text:style-name="T4">Р.Р.Хаялиев</text:span><text:span text:style-name="T1">______ </text:span></text:p>
      <text:p text:style-name="P11" loext:marker-style-name="T13"><text:span text:style-name="T13">(Подпись, дата) <text:s text:c="28"/>(И.О. Фамилия) <text:s text:c="11"/></text:span><text:span text:style-name="T13"/></text:p>
      <text:p text:style-name="P18" loext:marker-style-name="T19"/>
      <text:p text:style-name="P15" loext:marker-style-name="T18"><text:span text:style-name="T19">Примечание</text:span><text:span text:style-name="T18">: Задание оформляется в двух экземплярах: один выдается студенту, второй хранится на кафедре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,Bold" svg:font-family="'Arial,Bold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0pt" fo:language="ru" fo:country="RU" style:letter-kerning="false" style:font-name-asian="Calibri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line-height="0.529cm" fo:text-align="justify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loext:linked-style-name="Заголовок_20_4_20_Знак" style:default-outline-level="4" style:list-style-name="" style:class="text">
      <style:paragraph-properties fo:line-height="0.529cm"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Обычный1" style:family="paragraph">
      <style:paragraph-properties fo:margin-top="0cm" fo:margin-bottom="0cm" style:contextual-spacing="false" fo:text-align="justify" style:justify-single-word="false" fo:orphans="0" fo:widows="0" fo:text-indent="0.494c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FR1" style:family="paragraph">
      <style:paragraph-properties fo:margin-top="0cm" fo:margin-bottom="0cm" style:contextual-spacing="false" fo:text-align="center" style:justify-single-word="false" fo:orphans="0" fo:widows="0" style:writing-mode="lr-tb"/>
      <style:text-properties style:font-name="Arial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/>
    </style:style>
    <style:style style:name="МАУ_27_2005_20_Основной_20_текст" style:display-name="МАУ'2005 Основной текст" style:family="paragraph" style:parent-style-name="Standard" style:next-style-name="Standard">
      <style:paragraph-properties fo:line-height="115%" fo:text-align="justify" style:justify-single-word="false" fo:hyphenation-ladder-count="no-limit" fo:text-indent="1.251cm" style:auto-text-indent="false"/>
      <style:text-properties style:font-name="Arial,Bold" fo:font-family="'Arial,Bold'" style:font-family-generic="roman" style:font-pitch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Обычный2" style:family="paragraph">
      <style:paragraph-properties fo:margin-top="0cm" fo:margin-bottom="0cm" style:contextual-spacing="false" fo:text-align="start" style:justify-single-word="false" fo:orphans="0" fo:widows="0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Title" style:family="paragraph" style:parent-style-name="Standard" loext:linked-style-name="Заголовок_20_Знак" style:class="chapter">
      <style:paragraph-properties fo:text-align="center" style:justify-single-word="false"/>
      <style:text-properties fo:font-size="13pt" fo:font-style="italic" style:font-size-asian="13pt" style:font-style-asian="italic" style:font-size-complex="10pt"/>
    </style:style>
    <style:style style:name="Body_20_Text_20_2" style:display-name="Body Text 2" style:family="paragraph" style:parent-style-name="Standard" loext:linked-style-name="Основной_20_текст_20_2_20_Знак">
      <style:paragraph-properties fo:text-align="justify" style:justify-single-word="false"/>
      <style:text-properties style:font-size-complex="10pt"/>
    </style:style>
    <style:style style:name="Body_20_Text_20_3" style:display-name="Body Text 3" style:family="paragraph" style:parent-style-name="Standard" loext:linked-style-name="Основной_20_текст_20_3_20_Знак">
      <style:paragraph-properties fo:text-align="justify" style:justify-single-word="false"/>
      <style:text-properties fo:font-style="italic" fo:font-weight="bold" style:font-style-asian="italic" style:font-weight-asian="bold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Style21" style:family="paragraph" style:parent-style-name="Standard">
      <style:paragraph-properties fo:line-height="0.542cm" fo:text-align="justify" style:justify-single-word="false" fo:orphans="0" fo:widows="0" fo:text-indent="-0.593cm" style:auto-text-indent="false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annotation_20_text" style:display-name="annotation text" style:family="paragraph" style:parent-style-name="Standard" loext:linked-style-name="Текст_20_примечания_20_Знак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Тема_20_примечания_20_Знак"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Заголовок_20_Знак" style:display-name="Заголовок Знак" style:family="text">
      <style:text-properties style:font-name="Times New Roman" fo:font-family="'Times New Roman'" style:font-family-generic="roman" style:font-pitch="variable" fo:font-size="13pt" fo:font-style="italic" style:font-name-asian="Times New Roman1" style:font-family-asian="'Times New Roman'" style:font-family-generic-asian="system" style:font-pitch-asian="variable" style:font-size-asian="13pt" style:font-style-asian="italic"/>
    </style:style>
    <style:style style:name="Основной_20_текст_20_2_20_Знак" style:display-name="Основной текст 2 Знак" style:family="text" loext:linked-style-name="Body_20_Text_20_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/>
    </style:style>
    <style:style style:name="Основной_20_текст_20_3_20_Знак" style:display-name="Основной текст 3 Знак" style:family="text" loext:linked-style-name="Body_20_Text_20_3">
      <style:text-properties style:font-name="Times New Roman" fo:font-family="'Times New Roman'" style:font-family-generic="roman" style:font-pitch="variable" fo:font-size="12pt" fo:font-style="italic" fo:font-weight="bold" style:font-name-asian="Times New Roman1" style:font-family-asian="'Times New Roman'" style:font-family-generic-asian="system" style:font-pitch-asian="variable" style:font-size-asian="12pt" style:font-style-asian="italic" style:font-weight-asian="bold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apple-converted-space" style:family="text"/>
    <style:style style:name="annotation_20_reference" style:display-name="annotation reference" style:family="text" style:parent-style-name="Default_20_Paragraph_20_Font_20__28_WW_29_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_20__28_WW_29_" loext:linked-style-name="annotation_20_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/>
    </style:style>
    <style:style style:name="Тема_20_примечания_20_Знак" style:display-name="Тема примечания Знак" style:family="text" style:parent-style-name="Текст_20_примечания_20_Знак" loext:linked-style-name="annotation_20_subject">
      <style:text-properties style:font-name="Times New Roman" fo:font-family="'Times New Roman'" style:font-family-generic="roman" style:font-pitch="variable" fo:font-weight="bold" style:font-name-asian="Times New Roman1" style:font-family-asian="'Times New Roman'" style:font-family-generic-asian="system" style:font-pitch-asian="variable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>
      <style:text-properties style:font-name-complex="Courier New" style:font-family-complex="'Courier New'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>
      <style:text-properties style:font-name-complex="Courier New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>
      <style:text-properties style:font-name-complex="Courier New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>
      <style:text-properties style:font-name-complex="Courier New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>
      <style:text-properties style:font-name-complex="Courier New" style:font-family-complex="'Courier New'" style:font-family-generic-complex="system" style:font-pitch-complex="variable"/>
    </style:style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>
      <style:text-properties style:font-name-complex="Courier New" style:font-family-complex="'Courier New'" style:font-family-generic-complex="system" style:font-pitch-complex="variable"/>
    </style:style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>
      <style:text-properties style:font-name-complex="Courier New" style:font-family-complex="'Courier New'" style:font-family-generic-complex="system" style:font-pitch-complex="variable"/>
    </style:style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complex="Courier New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>
      <style:text-properties style:font-name-complex="Courier New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text:list-tab-stop-position="1.27cm" fo:text-indent="-0.769cm" fo:margin-left="1.27cm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" loext:num-list-format="%1%.%2%." style:num-suffix="." style:num-format="1" text:start-value="3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text:style-name="ListLabel_20_1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5" text:style-name="ListLabel_20_1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text:style-name="ListLabel_20_1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7" text:style-name="ListLabel_20_1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text:style-name="ListLabel_20_1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9" text:style-name="ListLabel_20_1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2.559cm"/>
        </style:list-level-properties>
      </text:list-level-style-number>
      <text:list-level-style-number text:level="4" text:style-name="ListLabel_20_2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2.579cm"/>
        </style:list-level-properties>
      </text:list-level-style-number>
      <text:list-level-style-number text:level="5" text:style-name="ListLabel_20_2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3.233cm"/>
        </style:list-level-properties>
      </text:list-level-style-number>
      <text:list-level-style-number text:level="6" text:style-name="ListLabel_20_2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3.253cm"/>
        </style:list-level-properties>
      </text:list-level-style-number>
      <text:list-level-style-number text:level="7" text:style-name="ListLabel_20_2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907cm"/>
        </style:list-level-properties>
      </text:list-level-style-number>
      <text:list-level-style-number text:level="8" text:style-name="ListLabel_20_2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926cm"/>
        </style:list-level-properties>
      </text:list-level-style-number>
      <text:list-level-style-number text:level="9" text:style-name="ListLabel_20_2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4.5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9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3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3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3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7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  <style:text-properties fo:font-family="Symbol" style:font-charset="x-symbol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  <style:text-properties fo:font-family="Wingdings" style:font-charset="x-symbol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  <style:text-properties fo:font-family="Symbol" style:font-charset="x-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814cm" fo:text-indent="-0.635cm" fo:margin-left="7.814cm"/>
        </style:list-level-properties>
        <style:text-properties fo:font-family="Wingdings" style:font-charset="x-symbol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9.084cm" fo:text-indent="-0.635cm" fo:margin-left="9.084cm"/>
        </style:list-level-properties>
        <style:text-properties fo:font-family="Symbol" style:font-charset="x-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text:list-tab-stop-position="10.354cm" fo:text-indent="-0.635cm" fo:margin-left="10.354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624cm" fo:text-indent="-0.635cm" fo:margin-left="11.62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74" loext:num-list-format="-" style:num-suffix="-" text:bullet-char="-">
        <style:list-level-properties text:list-level-position-and-space-mode="label-alignment">
          <style:list-level-label-alignment text:label-followed-by="listtab" fo:text-indent="-0.635cm" fo:margin-left="2.24cm"/>
        </style:list-level-properties>
      </text:list-level-style-bullet>
      <text:list-level-style-bullet text:level="2" text:style-name="ListLabel_20_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5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4.78cm"/>
        </style:list-level-properties>
        <style:text-properties fo:font-family="Wingdings" style:font-charset="x-symbol"/>
      </text:list-level-style-bullet>
      <text:list-level-style-bullet text:level="4" text:style-name="ListLabel_20_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05cm"/>
        </style:list-level-properties>
        <style:text-properties fo:font-family="Symbol" style:font-charset="x-symbol"/>
      </text:list-level-style-bullet>
      <text:list-level-style-bullet text:level="5" text:style-name="ListLabel_20_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32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59cm"/>
        </style:list-level-properties>
        <style:text-properties fo:font-family="Wingdings" style:font-charset="x-symbol"/>
      </text:list-level-style-bullet>
      <text:list-level-style-bullet text:level="7" text:style-name="ListLabel_20_8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86cm"/>
        </style:list-level-properties>
        <style:text-properties fo:font-family="Symbol" style:font-charset="x-symbol"/>
      </text:list-level-style-bullet>
      <text:list-level-style-bullet text:level="8" text:style-name="ListLabel_20_8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13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8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4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92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501cm" fo:margin-bottom="1.002cm" fo:margin-left="2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Татьяна</meta:initial-creator>
    <meta:editing-cycles>8</meta:editing-cycles>
    <meta:print-date>2017-09-07T07:58:00</meta:print-date>
    <meta:creation-date>2022-08-09T10:41:00</meta:creation-date>
    <dc:date>2025-05-04T14:35:19.366244407</dc:date>
    <meta:editing-duration>PT12M3S</meta:editing-duration>
    <meta:generator>LibreOffice/7.6.6.3$Linux_X86_64 LibreOffice_project/60$Build-3</meta:generator>
    <meta:document-statistic meta:table-count="0" meta:image-count="0" meta:object-count="0" meta:page-count="1" meta:paragraph-count="35" meta:word-count="210" meta:character-count="2117" meta:non-whitespace-character-count="1844"/>
    <meta:user-defined meta:name="AppVersion">16.0000</meta:user-defined>
    <meta:user-defined meta:name="Company">Krokoz™</meta:user-defined>
    <meta:template xlink:type="simple" xlink:actuate="onRequest" xlink:title="Normal.dotm" xlink:href=""/>
  </office:meta>
</office:document-meta>
</file>